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06462d" officeooo:paragraph-rsid="0006462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8pt" fo:font-weight="normal" officeooo:rsid="0006462d" officeooo:paragraph-rsid="0006462d" style:font-size-asian="7pt" style:font-weight-asian="normal" style:font-size-complex="8pt" style:font-weight-complex="normal"/>
    </style:style>
    <style:style style:name="P3" style:family="paragraph" style:parent-style-name="Standard" style:list-style-name="L2">
      <style:paragraph-properties fo:text-align="start" style:justify-single-word="false"/>
      <style:text-properties fo:font-size="8pt" fo:font-weight="normal" officeooo:rsid="0006462d" officeooo:paragraph-rsid="0006462d" style:font-size-asian="7pt" style:font-weight-asian="normal" style:font-size-complex="8pt" style:font-weight-complex="normal"/>
    </style:style>
    <style:style style:name="P4" style:family="paragraph" style:parent-style-name="Standard">
      <style:paragraph-properties fo:text-align="start" style:justify-single-word="false"/>
      <style:text-properties fo:font-size="8pt" fo:font-style="italic" style:text-underline-style="solid" style:text-underline-width="auto" style:text-underline-color="font-color" fo:font-weight="bold" officeooo:rsid="0006462d" officeooo:paragraph-rsid="0006462d" style:font-size-asian="7pt" style:font-style-asian="italic" style:font-weight-asian="bold" style:font-size-complex="8pt" style:font-style-complex="italic" style:font-weight-complex="bold"/>
    </style:style>
    <style:style style:name="P5" style:family="paragraph" style:parent-style-name="Standard">
      <style:paragraph-properties fo:text-align="start" style:justify-single-word="false"/>
      <style:text-properties fo:font-size="8pt" style:text-underline-style="none" fo:font-weight="normal" officeooo:rsid="0006462d" officeooo:paragraph-rsid="0006462d" style:font-size-asian="7pt" style:font-weight-asian="normal" style:font-size-complex="8pt" style:font-weight-complex="normal"/>
    </style:style>
    <style:style style:name="P6" style:family="paragraph" style:parent-style-name="Standard" style:list-style-name="L1">
      <style:paragraph-properties fo:text-align="start" style:justify-single-word="false"/>
      <style:text-properties fo:font-size="8pt" style:text-underline-style="none" fo:font-weight="normal" officeooo:rsid="0006462d" officeooo:paragraph-rsid="0006462d" style:font-size-asian="7pt" style:font-weight-asian="normal" style:font-size-complex="8pt" style:font-weight-complex="normal"/>
    </style:style>
    <style:style style:name="P7" style:family="paragraph" style:parent-style-name="Standard" style:list-style-name="L3">
      <style:paragraph-properties fo:text-align="start" style:justify-single-word="false"/>
      <style:text-properties fo:font-size="8pt" fo:font-style="normal" style:text-underline-style="none" fo:font-weight="normal" officeooo:rsid="0006462d" officeooo:paragraph-rsid="0006462d" style:font-size-asian="7pt" style:font-style-asian="normal" style:font-weight-asian="normal" style:font-size-complex="8pt"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tent and Trademark Potential in the Future</text:p>
      <text:p text:style-name="P1"/>
      <text:p text:style-name="P2"/>
      <text:p text:style-name="P4">Trademark</text:p>
      <text:list text:style-name="L2">
        <text:list-item>
          <text:p text:style-name="P3">Trademark refers to how the brand will be recognised and known </text:p>
        </text:list-item>
        <text:list-item>
          <text:p text:style-name="P3">Considering we named our app “Smart Social” we feel we would trademark this name as it is catchy and easy to remember and doesn’t describe our product which makes it perfect for trademark requirements </text:p>
        </text:list-item>
        <text:list-item>
          <text:p text:style-name="P3"/>
        </text:list-item>
      </text:list>
      <text:p text:style-name="P4"/>
      <text:p text:style-name="P4"/>
      <text:p text:style-name="P4">Patent</text:p>
      <text:list text:style-name="L1">
        <text:list-item>
          <text:p text:style-name="P6">As the patent refers to how the product works, in smart social we could patent the display of our information through the app e.g our cards that display points gained and lost to ensure nothing similar is put to market. </text:p>
        </text:list-item>
        <text:list-item>
          <text:p text:style-name="P6">Additionally, we could patent the algorithms used to analyse the data and feed out the points to the screen so the user can track their progress.</text:p>
        </text:list-item>
        <text:list-item>
          <text:p text:style-name="P6">Patent the idea of using screen time and activity analyse to reward secondary school students for reducing screen time and decreasing daytime fatigue. </text:p>
        </text:list-item>
        <text:list-item>
          <text:p text:style-name="P6">Unique in that it is an application to reduce device usage yet requires a devices for use with limited access available each day. </text:p>
        </text:list-item>
      </text:list>
      <text:p text:style-name="P5"/>
      <text:p text:style-name="P5"/>
      <text:p text:style-name="P4">Claims </text:p>
      <text:p text:style-name="P4">An application comprising of: </text:p>
      <text:list text:style-name="L3">
        <text:list-item>
          <text:p text:style-name="P7">A tool to monitor a persons device usage through rewarding them for a visible reduction in their device usage</text:p>
        </text:list-item>
        <text:list-item>
          <text:p text:style-name="P7">Suitable for use on any and all computing devices to encourage reduced device usage and promote productivity </text:p>
        </text:list-item>
        <text:list-item>
          <text:p text:style-name="P7">Consists of a predetermined rewards area that encourages the user in reducing device usage through providing them with various activities that will achieve this.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9T11:51:34.923000000</meta:creation-date>
    <dc:date>2023-08-09T12:56:57.221000000</dc:date>
    <meta:editing-duration>PT1H5M23S</meta:editing-duration>
    <meta:editing-cycles>1</meta:editing-cycles>
    <meta:document-statistic meta:table-count="0" meta:image-count="0" meta:object-count="0" meta:page-count="1" meta:paragraph-count="15" meta:word-count="241" meta:character-count="1396" meta:non-whitespace-character-count="1170"/>
    <meta:generator>LibreOffice/7.5.5.2$Windows_X86_64 LibreOffice_project/ca8fe7424262805f223b9a2334bc7181abbcbf5e</meta:generator>
  </office:meta>
</office:document-meta>
</file>